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3458*"/>
    </style:style>
    <style:style style:name="Table2.B" style:family="table-column">
      <style:table-column-properties style:column-width="2.401cm" style:rel-column-width="1361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Standard">
      <style:text-properties officeooo:rsid="001d2d94" officeooo:paragraph-rsid="001d2d94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  <style:style style:name="T32" style:family="text">
      <style:text-properties officeooo:rsid="00630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52">144/145</text:p>
          </table:table-cell>
          <table:table-cell table:style-name="Table1.A2" office:value-type="string">
            <text:p text:style-name="P53">75/129</text:p>
          </table:table-cell>
          <table:table-cell table:style-name="Table1.A2" office:value-type="string">
            <text:p text:style-name="P54">68/72</text:p>
          </table:table-cell>
          <table:table-cell table:style-name="Table1.A2" office:value-type="string">
            <text:p text:style-name="P55">146/146</text:p>
          </table:table-cell>
          <table:table-cell table:style-name="Table1.A2" office:value-type="string">
            <text:p text:style-name="P56">144/144</text:p>
          </table:table-cell>
          <table:table-cell table:style-name="Table1.A2" office:value-type="string">
            <text:p text:style-name="P57">144/143</text:p>
          </table:table-cell>
          <table:table-cell table:style-name="Table1.A2" office:value-type="string">
            <text:p text:style-name="P58">60/66</text:p>
          </table:table-cell>
          <table:table-cell table:style-name="Table1.A2" office:value-type="string">
            <text:p text:style-name="P59">61/63</text:p>
          </table:table-cell>
          <table:table-cell table:style-name="Table1.A2" office:value-type="string">
            <text:p text:style-name="P60">185/180</text:p>
          </table:table-cell>
          <table:table-cell table:style-name="Table1.A2" office:value-type="string">
            <text:p text:style-name="P61">136/138</text:p>
          </table:table-cell>
          <table:table-cell table:style-name="Table1.L2" office:value-type="string">
            <text:p text:style-name="P62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49">135</text:p>
          </table:table-cell>
          <table:table-cell table:style-name="Table1.L2" office:value-type="string">
            <text:p text:style-name="P50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51"/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1"><text:soft-page-break/><text:span text:style-name="T32">Project test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Project</text:p>
          </table:table-cell>
          <table:table-cell table:style-name="Table2.A1" office:value-type="string">
            <text:p text:style-name="P64">Hex</text:p>
          </table:table-cell>
          <table:table-cell table:style-name="Table2.A1" office:value-type="string">
            <text:p text:style-name="P64">Operation</text:p>
          </table:table-cell>
          <table:table-cell table:style-name="Table2.D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1_first_projec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0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_Receiver_Transmitter_Basi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7">3_Interrupts_and_switch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A_UART_timer_interrup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B_Pin_Change_Interrup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C_reaction_time_test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D_timer_PCI_interrup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E_Keypress_logg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F_Prime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7">4_binary_and_bit_operation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Bit_ops_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Bit_ops_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Division_subroutine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Char_to_bin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26">5_Arduino_PC_comms_libr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A_Integer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B_Prime_facto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C_Scientific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D_Pie_estimato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E_e_power_seri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7">6_The_8_digit_display_and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A_Segment_driv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B_Segment_driv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C_Numerical_ent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D_INT_to_displa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E_FPN_to_displa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F_FPN_from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G_INT_from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7">7_Tim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String_only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calculator_based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min_OS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stand_alone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_stopwatch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8">8_Rese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A_reset_controlle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B_Pulse_train_generato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4T09:43:15.648000000</dc:date>
    <meta:editing-duration>PT22H13M24S</meta:editing-duration>
    <meta:editing-cycles>47</meta:editing-cycles>
    <meta:document-statistic meta:table-count="2" meta:image-count="0" meta:object-count="0" meta:page-count="4" meta:paragraph-count="218" meta:word-count="412" meta:character-count="2719" meta:non-whitespace-character-count="2457"/>
  </office:meta>
</office:document-meta>
</file>